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맑은 고딕" svg:font-family="맑은 고딕" style:font-family-generic="modern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2" style:family="paragraph"/>
    <style:style style:name="P42" style:parent-style-name="Standard" style:list-style-name="LFO2" style:family="paragraph"/>
    <style:style style:name="P43" style:parent-style-name="Standard" style:list-style-name="LFO2" style:family="paragraph"/>
    <style:style style:name="P44" style:parent-style-name="Standard" style:list-style-name="LFO2" style:family="paragraph"/>
    <style:style style:name="P45" style:parent-style-name="Standard" style:list-style-name="LFO2" style:family="paragraph"/>
    <style:style style:name="P46" style:parent-style-name="Standard" style:list-style-name="LFO2" style:family="paragraph"/>
    <style:style style:name="P47" style:parent-style-name="Standard" style:list-style-name="LFO2" style:family="paragraph"/>
    <style:style style:name="P48" style:parent-style-name="Standard" style:list-style-name="LFO2" style:family="paragraph"/>
    <style:style style:name="P49" style:parent-style-name="Standard" style:list-style-name="LFO2" style:family="paragraph"/>
    <style:style style:name="P50" style:parent-style-name="Standard" style:list-style-name="LFO2" style:family="paragraph"/>
    <style:style style:name="P51" style:parent-style-name="Standard" style:list-style-name="LFO2" style:family="paragraph"/>
    <style:style style:name="P52" style:parent-style-name="Standard" style:list-style-name="LFO2" style:family="paragraph"/>
    <style:style style:name="P53" style:parent-style-name="Standard" style:list-style-name="LFO2" style:family="paragraph"/>
    <style:style style:name="P54" style:parent-style-name="Standard" style:list-style-name="LFO2" style:family="paragraph"/>
    <style:style style:name="P55" style:parent-style-name="Standard" style:list-style-name="LFO2" style:family="paragraph"/>
    <style:style style:name="P56" style:parent-style-name="Standard" style:list-style-name="LFO2" style:family="paragraph"/>
    <style:style style:name="P57" style:parent-style-name="Standard" style:list-style-name="LFO2" style:family="paragraph"/>
    <style:style style:name="P58" style:parent-style-name="Standard" style:list-style-name="LFO2" style:family="paragraph"/>
    <style:style style:name="P59" style:parent-style-name="Standard" style:list-style-name="LFO2" style:family="paragraph"/>
    <style:style style:name="P60" style:parent-style-name="Standard" style:list-style-name="LFO2" style:family="paragraph"/>
    <style:style style:name="P61" style:parent-style-name="Standard" style:list-style-name="LFO2" style:family="paragraph"/>
    <style:style style:name="P62" style:parent-style-name="Standard" style:list-style-name="LFO2" style:family="paragraph"/>
    <style:style style:name="P63" style:parent-style-name="Standard" style:list-style-name="LFO2" style:family="paragraph"/>
    <style:style style:name="P64" style:parent-style-name="Standard" style:list-style-name="LFO2" style:family="paragraph"/>
    <style:style style:name="P65" style:parent-style-name="Standard" style:list-style-name="LFO2" style:family="paragraph"/>
    <style:style style:name="P66" style:parent-style-name="Standard" style:list-style-name="LFO2" style:family="paragraph"/>
    <style:style style:name="P67" style:parent-style-name="Standard" style:list-style-name="LFO2" style:family="paragraph"/>
    <style:style style:name="P68" style:parent-style-name="Standard" style:list-style-name="LFO2" style:family="paragraph"/>
    <style:style style:name="P69" style:parent-style-name="Standard" style:list-style-name="LFO2" style:family="paragraph"/>
    <style:style style:name="P70" style:parent-style-name="Standard" style:list-style-name="LFO2" style:family="paragraph"/>
    <style:style style:name="P71" style:parent-style-name="Standard" style:list-style-name="LFO2" style:family="paragraph"/>
  </office:automatic-styles>
  <office:body>
    <office:text text:use-soft-page-breaks="true">
      <text:p text:style-name="P1">Jong Park</text:p>
      <text:p text:style-name="Standard">CS 312 – System Architecture</text:p>
      <text:p text:style-name="Standard">HW 5 – Networking</text:p>
      <text:p text:style-name="Standard">May 06, 2019</text:p>
      <text:section text:name="Sect1" text:style-name="S1">
        <text:p text:style-name="Standard"/>
        <text:p text:style-name="Standard">NorthRouter</text:p>
        <text:list text:style-name="LFO1" text:continue-numbering="true">
          <text:list-item>
            <text:p text:style-name="P2">Default Gateway:<text:s/></text:p>
          </text:list-item>
          <text:list-item>
            <text:p text:style-name="P3">X1</text:p>
            <text:list text:continue-numbering="true">
              <text:list-item>
                <text:p text:style-name="P4">Network:<text:s/></text:p>
              </text:list-item>
              <text:list-item>
                <text:p text:style-name="P5">IP Address:<text:s/></text:p>
              </text:list-item>
              <text:list-item>
                <text:p text:style-name="P6">DHCP Server</text:p>
                <text:list text:continue-numbering="true">
                  <text:list-item>
                    <text:p text:style-name="P7">Network:<text:s/></text:p>
                  </text:list-item>
                  <text:list-item>
                    <text:p text:style-name="P8">Starting IP Address:<text:s/></text:p>
                  </text:list-item>
                  <text:list-item>
                    <text:p text:style-name="P9">Ending IP Address:<text:s/></text:p>
                  </text:list-item>
                </text:list>
              </text:list-item>
            </text:list>
          </text:list-item>
          <text:list-item>
            <text:p text:style-name="P10">X2</text:p>
            <text:list text:continue-numbering="true">
              <text:list-item>
                <text:p text:style-name="P11">Network:<text:s/></text:p>
              </text:list-item>
              <text:list-item>
                <text:p text:style-name="P12">IP Address:<text:s/></text:p>
              </text:list-item>
            </text:list>
          </text:list-item>
        </text:list>
        <text:p text:style-name="Standard">SouthRouter</text:p>
        <text:list text:style-name="LFO1" text:continue-numbering="true">
          <text:list-item>
            <text:p text:style-name="P13">Default Gateway:<text:s/></text:p>
          </text:list-item>
          <text:list-item>
            <text:p text:style-name="P14">X1</text:p>
            <text:list text:continue-numbering="true">
              <text:list-item>
                <text:p text:style-name="P15">Network:<text:s/></text:p>
              </text:list-item>
              <text:list-item>
                <text:p text:style-name="P16">IP Address:<text:s/></text:p>
              </text:list-item>
            </text:list>
          </text:list-item>
          <text:list-item>
            <text:p text:style-name="P17">X2</text:p>
            <text:list text:continue-numbering="true">
              <text:list-item>
                <text:p text:style-name="P18">Network:<text:s/></text:p>
              </text:list-item>
              <text:list-item>
                <text:p text:style-name="P19">IP Address:<text:s/></text:p>
              </text:list-item>
            </text:list>
          </text:list-item>
        </text:list>
        <text:p text:style-name="Standard">BorderRouter</text:p>
        <text:list text:style-name="LFO1" text:continue-numbering="true">
          <text:list-item>
            <text:p text:style-name="P20">Default Gateway:<text:s/></text:p>
          </text:list-item>
          <text:list-item>
            <text:p text:style-name="P21">X1</text:p>
            <text:list text:continue-numbering="true">
              <text:list-item>
                <text:p text:style-name="P22">Network:<text:s/></text:p>
              </text:list-item>
              <text:list-item>
                <text:p text:style-name="P23">IP Address:<text:s/></text:p>
              </text:list-item>
            </text:list>
          </text:list-item>
          <text:list-item>
            <text:p text:style-name="P24">X2</text:p>
            <text:list text:continue-numbering="true">
              <text:list-item>
                <text:p text:style-name="P25">Network:<text:s/></text:p>
              </text:list-item>
              <text:list-item>
                <text:p text:style-name="P26">IP Address:<text:s/></text:p>
              </text:list-item>
            </text:list>
          </text:list-item>
          <text:list-item>
            <text:p text:style-name="P27">X3</text:p>
            <text:list text:continue-numbering="true">
              <text:list-item>
                <text:p text:style-name="P28">Network:<text:s/></text:p>
              </text:list-item>
              <text:list-item>
                <text:p text:style-name="P29">IP Address:<text:s/></text:p>
              </text:list-item>
            </text:list>
          </text:list-item>
        </text:list>
        <text:p text:style-name="Standard">WAPRouter</text:p>
        <text:list text:style-name="LFO1" text:continue-numbering="true">
          <text:list-item>
            <text:p text:style-name="P30">Default Gateway:</text:p>
          </text:list-item>
          <text:list-item>
            <text:p text:style-name="P31">X1</text:p>
            <text:list text:continue-numbering="true">
              <text:list-item>
                <text:p text:style-name="P32">Network:<text:s/></text:p>
              </text:list-item>
              <text:list-item>
                <text:p text:style-name="P33">IP Address:<text:s/></text:p>
              </text:list-item>
            </text:list>
          </text:list-item>
          <text:list-item>
            <text:p text:style-name="P34">X2</text:p>
            <text:list text:continue-numbering="true">
              <text:list-item>
                <text:p text:style-name="P35">Network:<text:s/></text:p>
              </text:list-item>
              <text:list-item>
                <text:p text:style-name="P36">IP Address:<text:s/></text:p>
              </text:list-item>
              <text:list-item>
                <text:p text:style-name="P37">DHCP Server</text:p>
                <text:list text:continue-numbering="true">
                  <text:list-item>
                    <text:p text:style-name="P38">Network:<text:s/></text:p>
                  </text:list-item>
                  <text:list-item>
                    <text:p text:style-name="P39">Starting IP Address:<text:s/></text:p>
                  </text:list-item>
                  <text:list-item>
                    <text:p text:style-name="P40">Ending IP Address:<text:s/></text:p>
                  </text:list-item>
                </text:list>
              </text:list-item>
            </text:list>
          </text:list-item>
        </text:list>
        <text:p text:style-name="Standard">WAP1</text:p>
        <text:list text:style-name="LFO2" text:continue-numbering="true">
          <text:list-item>
            <text:p text:style-name="P41">Network:</text:p>
          </text:list-item>
          <text:list-item>
            <text:p text:style-name="P42">IP Address:</text:p>
          </text:list-item>
        </text:list>
        <text:p text:style-name="Standard">WAP2</text:p>
        <text:list text:style-name="LFO2" text:continue-numbering="true">
          <text:list-item>
            <text:p text:style-name="P43">Network:</text:p>
          </text:list-item>
          <text:list-item>
            <text:p text:style-name="P44">IP Address:</text:p>
          </text:list-item>
        </text:list>
        <text:p text:style-name="Standard">PC1</text:p>
        <text:list text:style-name="LFO2" text:continue-numbering="true">
          <text:list-item>
            <text:p text:style-name="P45">Network:</text:p>
          </text:list-item>
          <text:list-item>
            <text:p text:style-name="P46">IP Address:</text:p>
          </text:list-item>
          <text:list-item>
            <text:p text:style-name="P47">Default Gateway:</text:p>
          </text:list-item>
        </text:list>
        <text:p text:style-name="Standard">PC2</text:p>
        <text:list text:style-name="LFO2" text:continue-numbering="true">
          <text:list-item>
            <text:p text:style-name="P48">Network:</text:p>
          </text:list-item>
          <text:list-item>
            <text:p text:style-name="P49">IP Address:</text:p>
          </text:list-item>
          <text:list-item>
            <text:p text:style-name="P50">Default Gateway:</text:p>
          </text:list-item>
        </text:list>
        <text:p text:style-name="Standard">PC3</text:p>
        <text:list text:style-name="LFO2" text:continue-numbering="true">
          <text:list-item>
            <text:p text:style-name="P51">Network:</text:p>
          </text:list-item>
          <text:list-item>
            <text:p text:style-name="P52">IP Address:</text:p>
          </text:list-item>
          <text:list-item>
            <text:p text:style-name="P53">Default Gateway:</text:p>
          </text:list-item>
        </text:list>
        <text:p text:style-name="Standard">PC4</text:p>
        <text:list text:style-name="LFO2" text:continue-numbering="true">
          <text:list-item>
            <text:p text:style-name="P54">Network:</text:p>
          </text:list-item>
          <text:list-item>
            <text:p text:style-name="P55">IP Address:</text:p>
          </text:list-item>
          <text:list-item>
            <text:p text:style-name="P56">Default Gateway:</text:p>
          </text:list-item>
        </text:list>
        <text:p text:style-name="Standard">PC5</text:p>
        <text:list text:style-name="LFO2" text:continue-numbering="true">
          <text:list-item>
            <text:p text:style-name="P57">Network:</text:p>
          </text:list-item>
          <text:list-item>
            <text:p text:style-name="P58">IP Address:</text:p>
          </text:list-item>
          <text:list-item>
            <text:p text:style-name="P59">Default Gateway:</text:p>
          </text:list-item>
        </text:list>
        <text:p text:style-name="Standard">PC6</text:p>
        <text:list text:style-name="LFO2" text:continue-numbering="true">
          <text:list-item>
            <text:p text:style-name="P60">Network:</text:p>
          </text:list-item>
          <text:list-item>
            <text:p text:style-name="P61">IP Address:</text:p>
          </text:list-item>
          <text:list-item>
            <text:p text:style-name="P62">Default Gateway:</text:p>
          </text:list-item>
        </text:list>
        <text:p text:style-name="Standard"/>
        <text:p text:style-name="Standard">Route1</text:p>
        <text:list text:style-name="LFO2" text:continue-numbering="true">
          <text:list-item>
            <text:p text:style-name="P63">Stored in Router:</text:p>
          </text:list-item>
          <text:list-item>
            <text:p text:style-name="P64">Targets Network:</text:p>
          </text:list-item>
          <text:list-item>
            <text:p text:style-name="P65">Gateway IP Address:</text:p>
          </text:list-item>
        </text:list>
        <text:p text:style-name="Standard">Route2</text:p>
        <text:list text:style-name="LFO2" text:continue-numbering="true">
          <text:list-item>
            <text:p text:style-name="P66">Stored in Router:</text:p>
          </text:list-item>
          <text:list-item>
            <text:p text:style-name="P67">Targets Network:</text:p>
          </text:list-item>
          <text:list-item>
            <text:p text:style-name="P68">Gateway IP Address:</text:p>
          </text:list-item>
        </text:list>
        <text:p text:style-name="Standard">Route3</text:p>
        <text:list text:style-name="LFO2" text:continue-numbering="true">
          <text:list-item>
            <text:p text:style-name="P69">Stored in Router:</text:p>
          </text:list-item>
          <text:list-item>
            <text:p text:style-name="P70">Targets Network:</text:p>
          </text:list-item>
          <text:list-item>
            <text:p text:style-name="P71">Gateway IP Address:</text:p>
          </text:list-item>
        </text:list>
        <text:p text:style-name="Standard"/>
        <text:p text:style-name="Standard">VPN Endpoint IP Address 1:<text:s/></text:p>
        <text:p text:style-name="Standard"/>
        <text:p text:style-name="Standard">VPN Endpoint IP Address 2:<text:s/></text:p>
        <text:p text:style-name="Standard"/>
        <text:p text:style-name="Standard">A packet just arrived at BorderRouter, destined for 192.168.0.10/32. Out of which interface will it leave BorderRouter: X</text:p>
        <text:p text:style-name="Standard"/>
        <text:p text:style-name="Standard">One of these PCs DEFINITELY has a statistically assigned IP address. Some of them MAY have a DHCP-assigned addresss. Which one PC DEFINITELY has a statically assigned IP address: PC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맑은 고딕" svg:font-family="맑은 고딕" style:font-family-generic="modern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g Park</dc:creator>
    <meta:creation-date>2019-05-06T12:01:00Z</meta:creation-date>
    <dc:date>2019-05-08T07:57:00Z</dc:date>
    <meta:template xlink:href="Normal.dotm" xlink:type="simple"/>
    <meta:editing-cycles>5</meta:editing-cycles>
    <meta:editing-duration>PT660S</meta:editing-duration>
    <meta:document-statistic meta:page-count="2" meta:paragraph-count="2" meta:word-count="210" meta:character-count="1405" meta:row-count="9" meta:non-whitespace-character-count="1197"/>
  </office:meta>
</office:document-meta>
</file>